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fo:background-color="#ffffff"/>
    </style:style>
    <style:style style:name="P2" style:family="paragraph" style:parent-style-name="Standard">
      <style:paragraph-properties style:line-height-at-least="0.198in"/>
      <style:text-properties fo:color="#3b3b3b" loext:opacity="100%" style:font-name="Droid Sans Mono" fo:font-size="10.5pt" fo:font-weight="normal" fo:background-color="#ffffff"/>
    </style:style>
    <style:style style:name="P3"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058ab8" fo:background-color="#ffffff"/>
    </style:style>
    <style:style style:name="P4" style:family="paragraph" style:parent-style-name="Standard">
      <style:paragraph-properties fo:margin-left="0in" fo:margin-right="0in" style:line-height-at-least="0.198in" fo:text-indent="0in" style:auto-text-indent="false"/>
      <style:text-properties fo:color="#800000" loext:opacity="100%" style:font-name="Droid Sans Mono" fo:font-size="10.5pt" fo:font-weight="bold" fo:background-color="#ffffff"/>
    </style:style>
    <style:style style:name="P5" style:family="paragraph" style:parent-style-name="Standard">
      <style:paragraph-properties fo:margin-left="0in" fo:margin-right="0in" style:line-height-at-least="0.198in" fo:text-indent="0in" style:auto-text-indent="false"/>
      <style:text-properties fo:color="#800000" loext:opacity="100%" style:font-name="Droid Sans Mono" fo:font-size="10.5pt" fo:font-weight="bold" officeooo:rsid="00051c1a" officeooo:paragraph-rsid="00051c1a" fo:background-color="#ffffff"/>
    </style:style>
    <style:style style:name="P6" style:family="paragraph" style:parent-style-name="Standard">
      <style:paragraph-properties style:line-height-at-least="0.198in"/>
    </style:style>
    <style:style style:name="P7" style:family="paragraph" style:parent-style-name="Standard">
      <style:paragraph-properties fo:margin-top="0in" fo:margin-bottom="0.1965in" style:contextual-spacing="false" style:line-height-at-least="0.198in"/>
    </style:style>
    <style:style style:name="P8" style:family="paragraph" style:parent-style-name="Standard">
      <style:text-properties officeooo:rsid="00051c1a" officeooo:paragraph-rsid="00051c1a"/>
    </style:style>
    <style:style style:name="P9" style:family="paragraph" style:parent-style-name="Standard">
      <style:text-properties officeooo:rsid="00051c1a" officeooo:paragraph-rsid="0006946f"/>
    </style:style>
    <style:style style:name="P10" style:family="paragraph" style:parent-style-name="Standard">
      <style:text-properties officeooo:rsid="0006946f" officeooo:paragraph-rsid="0006946f"/>
    </style:style>
    <style:style style:name="P11" style:family="paragraph" style:parent-style-name="Standard">
      <style:text-properties officeooo:rsid="00077364" officeooo:paragraph-rsid="00077364"/>
    </style:style>
    <style:style style:name="P12" style:family="paragraph" style:parent-style-name="Standard">
      <style:text-properties officeooo:rsid="0008613c" officeooo:paragraph-rsid="0008613c"/>
    </style:style>
    <style:style style:name="P13" style:family="paragraph" style:parent-style-name="Standard">
      <style:text-properties officeooo:rsid="0008613c" officeooo:paragraph-rsid="0008613c"/>
    </style:style>
    <style:style style:name="P14" style:family="paragraph" style:parent-style-name="Standard">
      <style:text-properties officeooo:rsid="000a5f5a" officeooo:paragraph-rsid="000a5f5a"/>
    </style:style>
    <style:style style:name="T1" style:family="text">
      <style:text-properties fo:color="#800000" loext:opacity="100%"/>
    </style:style>
    <style:style style:name="T2" style:family="text">
      <style:text-properties style:text-underline-style="solid" style:text-underline-width="auto" style:text-underline-color="font-color"/>
    </style:style>
    <style:style style:name="T3" style:family="text">
      <style:text-properties fo:color="#a31515" loext:opacity="100%"/>
    </style:style>
    <style:style style:name="T4" style:family="text">
      <style:text-properties fo:color="#0451a5" loext:opacity="100%"/>
    </style:style>
    <style:style style:name="T5" style:family="text">
      <style:text-properties fo:font-weight="bold" officeooo:rsid="00051c1a" style:font-weight-asian="bold" style:font-weight-complex="bold"/>
    </style:style>
    <style:style style:name="T6" style:family="text">
      <style:text-properties fo:font-weight="bold" officeooo:rsid="00058ab8" style:font-weight-asian="bold" style:font-weight-complex="bold"/>
    </style:style>
    <style:style style:name="T7" style:family="text">
      <style:text-properties fo:color="#000080" loext:opacity="100%" fo:font-weight="bold"/>
    </style:style>
    <style:style style:name="T8" style:family="text">
      <style:text-properties officeooo:rsid="00051c1a"/>
    </style:style>
    <style:style style:name="T9" style:family="text">
      <style:text-properties style:text-line-through-style="solid" style:text-line-through-type="single"/>
    </style:style>
    <style:style style:name="T10" style:family="text">
      <style:text-properties officeooo:rsid="00058ab8"/>
    </style:style>
    <style:style style:name="T11" style:family="text">
      <style:text-properties officeooo:rsid="000694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hat is this?</text:p>
      <text:p text:style-name="P9"><text:tab/><text:span text:style-name="T11">Wrapper around boost::asio</text:span></text:p>
      <text:p text:style-name="P9"><text:tab/><text:span text:style-name="T11">The goal is to simplify the logic of the main program – you don’t need to check the lifetime of the buffers</text:span></text:p>
      <text:p text:style-name="P9"><text:tab/><text:span text:style-name="T11">C++ object style?</text:span></text:p>
      <text:p text:style-name="P10">Motivation</text:p>
      <text:p text:style-name="P10"><text:tab/>clear</text:p>
      <text:p text:style-name="P11">What protocol is used?</text:p>
      <text:p text:style-name="P11"><text:tab/>Header + Body</text:p>
      <text:p text:style-name="P11"><text:tab/>Header contains body length</text:p>
      <text:p text:style-name="P11"><text:tab/>Then reallocation of the body’s buffer</text:p>
      <text:p text:style-name="P8">Why official examples are insufficient?</text:p>
      <text:p text:style-name="P8">What problems with official examples?</text:p>
      <text:p text:style-name="P9"><text:tab/>You should ensure that buffer is not deleted until all asynchronous operations are not completed</text:p>
      <text:p text:style-name="P10">Suggested solutions</text:p>
      <text:p text:style-name="P10"><text:tab/>Call-back protectors</text:p>
      <text:p text:style-name="P10"/>
      <text:p text:style-name="P12">allocate all buffers in the heap so all objects can be moved&amp;&amp;</text:p>
      <text:p text:style-name="P12"/>
      <text:p text:style-name="P14">weak_ptr vs isAlive? weak_ptr should be transformed to shared_ptr and checked if it is non-zero. This would add plenty of boilerplate code to all callback functions</text:p>
      <text:p text:style-name="P12"/>
      <text:p text:style-name="P5"/>
      <text:p text:style-name="P5"># Intro</text:p>
      <text:p text:style-name="P6"/>
      <text:p text:style-name="P4">## What is this? </text:p>
      <text:p text:style-name="P6"/>
      <text:p text:style-name="P1">This is a yet another example of how to use C++ <text:span text:style-name="T1">`boost::asio`</text:span> library. This code can be used as a starting point to build you own project based on boost::asio.</text:p>
      <text:p text:style-name="P6"/>
      <text:p text:style-name="P1">Original examples of using boost::asio library can be found at [<text:span text:style-name="T3">official site</text:span>](<text:span text:style-name="T2">https://www.boost.org/doc/libs/master/doc/html/boost_asio/examples.html</text:span>).</text:p>
      <text:p text:style-name="P7"/>
      <text:p text:style-name="P4">## What is boost::asio?</text:p>
      <text:p text:style-name="P6"/>
      <text:p text:style-name="P1">[<text:span text:style-name="T3">boost::asio</text:span>](<text:span text:style-name="T2">https://www.boost.org/doc/libs/master/doc/html/boost_asio.html</text:span>) (acronym for ASynchronous Input/Output) is a famous C++ library which contains a well-designed set of classes and free functions supporting network operations. This library incorporates different approaches such as callback function and coroutines, but you can easily switch between them.</text:p>
      <text:p text:style-name="P6"/>
      <text:p text:style-name="P1">Documentation on boost::asio can be found [<text:span text:style-name="T3">here</text:span>](<text:span text:style-name="T2">https://beta.boost.org/doc/libs/develop/doc/html/boost_asio.html</text:span>).</text:p>
      <text:p text:style-name="P7"/>
      <text:p text:style-name="P4">## Motivation</text:p>
      <text:p text:style-name="P6"/>
      <text:p text:style-name="P1">Original boost::asio examples and tutorial codes are concise. This is good for learning boost::asio library and understanding how it works, but real-life code is more complex than <text:soft-page-break/>those examples and usually it requires more precise control of buffers lifetimes, <text:span text:style-name="T9">different hooks placed through the whole code</text:span>, tracking of the connection status and many other features. Every time I started a new project, I took one of the boost::asio examples as a starting point and addded the features mentioned above. After some such tries, I decided to prepare my own example (the present code) of how to use boost::asio and exploit it as a starting point for my new projects.</text:p>
      <text:p text:style-name="P6"/>
      <text:p text:style-name="P4">## Three types of networking apps</text:p>
      <text:p text:style-name="P6"/>
      <text:p text:style-name="P1">All networking applications can be divided into three main types depending on their usage scenarios.</text:p>
      <text:p text:style-name="P1">Scenarios of different types have different requirements to the behaviour of an application (especially, when network operation finishes with an error).</text:p>
      <text:p text:style-name="P6"/>
      <text:p text:style-name="P1"><text:span text:style-name="T4">1.</text:span> The first scenario includes embedded applications which have very simple logic. Usually, such applications are very small and they are running on a dedicated hardware. All messages have simple static format. In case of a network error it is sufficient to restart the application or the device. Many of the original boost::asio examples belong to this class (echo server, chat server, daytime server).</text:p>
      <text:p text:style-name="P6"/>
      <text:p text:style-name="P1"><text:span text:style-name="T4">3.</text:span> The second class is desktop applications. Such applications have more complex logic to deal with network errors. They should recover after errors when it is possible or help the user to diagnose the reason of the error.</text:p>
      <text:p text:style-name="P6"/>
      <text:p text:style-name="P1"><text:span text:style-name="T4">4.</text:span> The third class is server applications that aren't running on a dedicated hardware. Since other programs can be run on the same hardware, such programs should release memory resources as soon as possible. </text:p>
      <text:p text:style-name="P6"/>
      <text:p text:style-name="P1">This code is developed with the third category in mind.</text:p>
      <text:p text:style-name="P6"/>
      <text:p text:style-name="P4"># Design of a resource-friendly networking application</text:p>
      <text:p text:style-name="P6"/>
      <text:p text:style-name="P4">## Where is the problem?</text:p>
      <text:p text:style-name="P6"/>
      <text:p text:style-name="P1">The boost::asio library supports synchonous and asynchronous calls. Here we discuss asynchronous calls since they should be preferred in high-performance applications.</text:p>
      <text:p text:style-name="P6"/>
      <text:p text:style-name="P1">When we use asynchronous calls of i/o operations, we provide them buffers and guarantee that these buffers will not be deleted until these operations are in progress. </text:p>
      <text:p text:style-name="P6"/>
      <text:p text:style-name="P1">Following incapsulation principle (and boost::asio philosophy), we declare a class which holds the i/o buffer and callback member function which should be invoked when asynchronous operation completes (called completion handler). This class also exposes a function which starts asynchronous operation. Roughly speaking, such class is the wrapper for asynchronous operation. Let us call such kind of objects the <text:span text:style-name="T7">**communication objects**</text:span>.</text:p>
      <text:p text:style-name="P6"/>
      <text:p text:style-name="P1">When the asynchronous operation is in progress, the communication object should not</text:p>
      <text:p text:style-name="P1">be deleted. </text:p>
      <text:p text:style-name="P6"/>
      <text:p text:style-name="P1"><text:soft-page-break/>In boost::asio examples, the special mechanism prevents deletion of such objects when at least one asyncronous operation is in progress. This mechanism is based on creating shared_ptr to such objects and capturing it in lambda callback function. After callback function have been executed <text:span text:style-name="T8">and destroyed</text:span>, the corresponding shared_ptr is destroyed making possible to destroy the communication object.</text:p>
      <text:p text:style-name="P6"/>
      <text:p text:style-name="P1">When the program no longer needs the communication object, it deletes shared_ptr to this object. But the actual moment when communicator object will be deleted depends on when the last asynchronous operation is completed. **In other words, the actual moment when the resources will be released depends on the speed of the Internet and how quickly the response will be sent by the partner**. Furthermore, if the destination host is down, the application waits for some secs before an async operation completes with a non-zero error code. <text:s/>When the resources are limited (as mentioned above, the server application should free resources as soon as <text:s/>possible), such behaviour is unacceptable. </text:p>
      <text:p text:style-name="P6"/>
      <text:p text:style-name="P1">Server application should destroy buffers of incoming and outgoing messages as soon as possible since this buffers can consume large amount of RAM.</text:p>
      <text:p text:style-name="P7"/>
      <text:p text:style-name="P4">## How boost::asio works</text:p>
      <text:p text:style-name="P6"/>
      <text:p text:style-name="P1">Asynchonous calls are implemented in <text:span text:style-name="T1">`boost::asio::io_context`</text:span> object which contains information about current progress of each of the asynchronous operations commited to this object. Main program should call <text:span text:style-name="T1">`io_context.poll()`</text:span> (or any similar function) to proceed in such operations. When some asynchronous operation have been finished, <text:span text:style-name="T1">`io_context.poll` </text:span>invokes call-back functions provided by the user for this operation. <text:s/>These functions consume <text:span text:style-name="T8">(</text:span><text:span text:style-name="T5">swap buffers</text:span><text:span text:style-name="T8">)</text:span> recently accepted data and/or initiate next asynchronous operation. </text:p>
      <text:p text:style-name="P6"/>
      <text:p text:style-name="P1">When the communication object (see above) is destroyed but the connection is not closed gracefully, <text:span text:style-name="T1">`io_context.poll`</text:span> can invoke the callback function that is a member of that deleted object. In simple programs (like examples in the documentation for <text:span text:style-name="T1">`boost::asio`</text:span>) it is very easy to ensure that <text:span text:style-name="T1">`io_context::poll`</text:span> will not be called after that object is destroyed <text:span text:style-name="T8">(</text:span><text:span text:style-name="T5">Programmer can easily check that `io_context::poll` is not called after destuction of buffers</text:span><text:span text:style-name="T8">).</text:span></text:p>
      <text:p text:style-name="P6"/>
      <text:p text:style-name="P1">In more complex applications, one <text:span text:style-name="T1">`io_context`</text:span> object can serve more than one connection. In this case, <text:span text:style-name="T1">`io_context::poll`</text:span> may be invoked to serve one connection object, while another object has already been destroyed.</text:p>
      <text:p text:style-name="P6"/>
      <text:p text:style-name="P1">There are two solutions of this problem:</text:p>
      <text:p text:style-name="P1"><text:span text:style-name="T4">1.</text:span> stop all asynchronous operations for destroyed connection objects (boost::asio provides cancellation slots, <text:s/>or you can call [<text:span text:style-name="T3">cancel function</text:span>](<text:a xlink:type="simple" xlink:href="https://www.boost.org/doc/libs/1_83_0/doc/html/boost_asio/reference/basic_stream_socket/cancel/overload2.html" text:style-name="Internet_20_link" text:visited-style-name="Visited_20_Internet_20_Link"><text:span text:style-name="T2">https://www.boost.org/doc/libs/1_83_0/doc/html/boost_asio/reference/basic_stream_socket/cancel/overload2.html</text:span></text:a>) (but it has some issues with portatibility).</text:p>
      <text:p text:style-name="P1"><text:span text:style-name="T4">2.</text:span> each callback function should check if the corresponding connection object is still alive (in simple case, if the message buffer is not deleted yet). </text:p>
      <text:p text:style-name="P6"/>
      <text:p text:style-name="P1">This example follows the second approach.</text:p>
      <text:p text:style-name="P6"/>
      <text:p text:style-name="P4">## Solution</text:p>
      <text:p text:style-name="P6"><text:soft-page-break/></text:p>
      <text:p text:style-name="P1">The following ideas are implemented in the present code.</text:p>
      <text:p text:style-name="P6"/>
      <text:p text:style-name="P1"><text:span text:style-name="T4">-</text:span> Since we use shared pointers to prevent deletion of communication objects, we should construct such objects by calling <text:span text:style-name="T1">`std::make_shared`</text:span> instead of calling constructors directly. <text:span text:style-name="T10">(</text:span><text:span text:style-name="T6">WE use crate_shared_from_this, and this is a reason why constructors should be private</text:span><text:span text:style-name="T10">) </text:span>So, we make constructors of such objects private and expose <text:span text:style-name="T1">`create`</text:span> static member function which returns <text:span text:style-name="T1">`shared_ptr`</text:span> to a newly created object. </text:p>
      <text:p text:style-name="P6"/>
      <text:p text:style-name="P1"><text:span text:style-name="T4">-</text:span> All communicator objects are lightweight objects, they contain only buffers they currently need for running asynchoronous operations. Each communicator object wraps only one asynchonous function <text:span text:style-name="T10">(</text:span><text:span text:style-name="T6">What is communicator object?</text:span><text:span text:style-name="T10">)</text:span>. This allows us to control their lifetimes more precisely, since we can release these objects independently.</text:p>
      <text:p text:style-name="P6"/>
      <text:p text:style-name="P1"><text:span text:style-name="T4">-</text:span> Message queue placed to ASIOBufferedTalker object which can be released immediately (it doesn't have any protection mechanism to prevent deletion since it doesn't hold any resources needed for asynchronous operations).</text:p>
      <text:p text:style-name="P6"/>
      <text:p text:style-name="P1"><text:span text:style-name="T4">-</text:span> When asynchronous operation finishes, the callback member function is called. They should swap buffers. For example, in case of reading operation, the recently read buffer should be transfered to the parent object (in our case <text:span text:style-name="T10">this is </text:span>ASIOBufferedTalker, which holds buffers of incoming and outgoing messages), and a fresh buffer should be obtained for the next portion of data. Since the parent object can be already destroyed, this function should check it before calling any function of it. This can be achieved using <text:span text:style-name="T1">`weak_ptr`</text:span> to parent object. But we use a special mechanism called SafeCallback (see below) <text:span text:style-name="T10">(</text:span><text:span text:style-name="T6">why not weak_ptr?</text:span><text:span text:style-name="T10">)</text:span></text:p>
      <text:p text:style-name="P6"/>
      <text:p text:style-name="P1"><text:span text:style-name="T4">-</text:span> Server and client objects can be created in any way you want. They can be global<text:span text:style-name="T10">s</text:span>, local<text:span text:style-name="T10">s</text:span> <text:span text:style-name="T10">in</text:span> function <text:span text:style-name="T1">`main`</text:span> (<text:span text:style-name="T10">allocated on</text:span> the stack), <text:s/>or allocated <text:span text:style-name="T10">i</text:span>n the heap. No matter how they are created and used, the asynchronous calls will work fine. This is the result of <text:s/>using safe callback mechanism <text:span text:style-name="T10">(</text:span><text:span text:style-name="T6">why it is so?</text:span><text:span text:style-name="T10">)</text:span></text:p>
      <text:p text:style-name="P6"/>
      <text:p text:style-name="P3"><text:span text:style-name="T4">-</text:span> Finally, we generalize Server and Client classes by allowing them to send and receive any data type. This is achieved by using templates. Of course, when you do <text:span text:style-name="T1">`read&lt;YourMessageType&gt;(msg)`</text:span>, you must be sure that the network counterpartner sends exactly the same data <text:s/>(with the same representation of this data in memory) <text:span text:style-name="T10">(</text:span><text:span text:style-name="T6">remove this? Replace with templated read/write?</text:span><text:span text:style-name="T10">)</text:span></text:p>
      <text:p text:style-name="P7"/>
      <text:p text:style-name="P4">## Safe callback implementation</text:p>
      <text:p text:style-name="P6"/>
      <text:p text:style-name="P1">When callback function is member function of some object, we should check if this object is still alive before calling this function. For this purpose we utilize a shared_ptr to bool variable. Our implementation consists of two classes. </text:p>
      <text:p text:style-name="P6"/>
      <text:p text:style-name="P1">The first class <text:span text:style-name="T1">`SafeCallback`</text:span> is a wrapper for callback member function that is very close to std::function, but before invoking wrapped function it checks the boolean variable protecting this callback.</text:p>
      <text:p text:style-name="P6"/>
      <text:p text:style-name="P1">The second class <text:span text:style-name="T1">`CallbackProtector`</text:span> is a sentinel class that is designed to be placed inside the class containing the callback member function. When the sentinel object is <text:soft-page-break/>deleted, its destructor sets the boolean variable to false. This is a way how to protect member function from being called after the object is destroyed.</text:p>
      <text:p text:style-name="P6"/>
      <text:p text:style-name="P1">(C) Egor Tsvetkov, 2023</text:p>
      <text:p text:style-name="P2"/>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2T17:45:35.830935745</meta:creation-date>
    <dc:date>2025-04-05T22:32:22.867493617</dc:date>
    <meta:editing-duration>PT1H53M35S</meta:editing-duration>
    <meta:editing-cycles>2</meta:editing-cycles>
    <meta:generator>LibreOffice/7.3.7.2$Linux_X86_64 LibreOffice_project/30$Build-2</meta:generator>
    <meta:document-statistic meta:table-count="0" meta:image-count="0" meta:object-count="0" meta:page-count="5" meta:paragraph-count="64" meta:word-count="1568" meta:character-count="10544" meta:non-whitespace-character-count="9014"/>
  </office:meta>
</office:document-meta>
</file>